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_lab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ize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blas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naive_mean</text:p>
          </table:table-cell>
          <table:table-cell office:value-type="string" calcext:value-type="string">
            <text:p>naive_std</text:p>
          </table:table-cell>
          <table:table-cell office:value-type="string" calcext:value-type="string">
            <text:p>better_mean</text:p>
          </table:table-cell>
          <table:table-cell office:value-type="string" calcext:value-type="string">
            <text:p>better_std</text:p>
          </table:table-cell>
          <table:table-cell office:value-type="string" calcext:value-type="string">
            <text:p>blas_mean</text:p>
          </table:table-cell>
          <table:table-cell office:value-type="string" calcext:value-type="string">
            <text:p>blas_st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946" calcext:value-type="float">
            <text:p>0.005946</text:p>
          </table:table-cell>
          <table:table-cell office:value-type="float" office:value="0.006131" calcext:value-type="float">
            <text:p>0.006131</text:p>
          </table:table-cell>
          <table:table-cell office:value-type="float" office:value="0.000905" calcext:value-type="float">
            <text:p>0.000905</text:p>
          </table:table-cell>
          <table:table-cell/>
          <table:table-cell table:formula="of:=OFFSET([.$A$2];(ROW([.$A2]) - 2) * 10; 0; 1; 1)" office:value-type="float" office:value="100" calcext:value-type="float">
            <text:p>100</text:p>
          </table:table-cell>
          <table:table-cell table:formula="of:=AVERAGE(OFFSET([.$B$2];(ROW([.$A2]) - 2) * 10; 0; 1; 1):OFFSET([.$B$2];(ROW([.$A2]) - 1) * 10 - 1; 0; 1; 1))" office:value-type="float" office:value="0.005709" calcext:value-type="float">
            <text:p>0.005709</text:p>
          </table:table-cell>
          <table:table-cell table:formula="of:=STDEV(OFFSET([.$B$2];(ROW([.$A2]) - 2) * 10; 0; 1; 1):OFFSET([.$B$2];(ROW([.$A2]) - 1) * 10 - 1; 0; 1; 1))" office:value-type="float" office:value="0.000513931037310563" calcext:value-type="float">
            <text:p>0.000513931037311</text:p>
          </table:table-cell>
          <table:table-cell table:formula="of:=AVERAGE(OFFSET([.$C$2];(ROW([.$A2]) - 2) * 10; 0; 1; 1):OFFSET([.$C$2];(ROW([.$A2]) - 1) * 10 - 1; 0; 1; 1))" office:value-type="float" office:value="0.0052054" calcext:value-type="float">
            <text:p>0.0052054</text:p>
          </table:table-cell>
          <table:table-cell table:formula="of:=STDEV(OFFSET([.$C$2];(ROW([.$A2]) - 2) * 10; 0; 1; 1):OFFSET([.$C$2];(ROW([.$A2]) - 1) * 10 - 1; 0; 1; 1))" office:value-type="float" office:value="0.000812415629807524" calcext:value-type="float">
            <text:p>0.000812415629808</text:p>
          </table:table-cell>
          <table:table-cell table:formula="of:=AVERAGE(OFFSET([.$D$2];(ROW([.$A2]) - 2) * 10; 0; 1; 1):OFFSET([.$D$2];(ROW([.$A2]) - 1) * 10 - 1; 0; 1; 1))" office:value-type="float" office:value="0.0008263" calcext:value-type="float">
            <text:p>0.0008263</text:p>
          </table:table-cell>
          <table:table-cell table:formula="of:=STDEV(OFFSET([.$D$2];(ROW([.$A2]) - 2) * 10; 0; 1; 1):OFFSET([.$D$2];(ROW([.$A2]) - 1) * 10 - 1; 0; 1; 1))" office:value-type="float" office:value="0.000177761419386272" calcext:value-type="float">
            <text:p>0.0001777614193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004628" calcext:value-type="float">
            <text:p>0.004628</text:p>
          </table:table-cell>
          <table:table-cell office:value-type="float" office:value="0.00069" calcext:value-type="float">
            <text:p>0.00069</text:p>
          </table:table-cell>
          <table:table-cell/>
          <table:table-cell table:formula="of:=OFFSET([.$A$2];(ROW([.$A3]) - 2) * 10; 0; 1; 1)" office:value-type="float" office:value="200" calcext:value-type="float">
            <text:p>200</text:p>
          </table:table-cell>
          <table:table-cell table:formula="of:=AVERAGE(OFFSET([.$B$2];(ROW([.$A3]) - 2) * 10; 0; 1; 1):OFFSET([.$B$2];(ROW([.$A3]) - 1) * 10 - 1; 0; 1; 1))" office:value-type="float" office:value="0.0439389" calcext:value-type="float">
            <text:p>0.0439389</text:p>
          </table:table-cell>
          <table:table-cell table:formula="of:=STDEV(OFFSET([.$B$2];(ROW([.$A3]) - 2) * 10; 0; 1; 1):OFFSET([.$B$2];(ROW([.$A3]) - 1) * 10 - 1; 0; 1; 1))" office:value-type="float" office:value="0.00294064287944736" calcext:value-type="float">
            <text:p>0.002940642879447</text:p>
          </table:table-cell>
          <table:table-cell table:formula="of:=AVERAGE(OFFSET([.$C$2];(ROW([.$A3]) - 2) * 10; 0; 1; 1):OFFSET([.$C$2];(ROW([.$A3]) - 1) * 10 - 1; 0; 1; 1))" office:value-type="float" office:value="0.03292" calcext:value-type="float">
            <text:p>0.03292</text:p>
          </table:table-cell>
          <table:table-cell table:formula="of:=STDEV(OFFSET([.$C$2];(ROW([.$A3]) - 2) * 10; 0; 1; 1):OFFSET([.$C$2];(ROW([.$A3]) - 1) * 10 - 1; 0; 1; 1))" office:value-type="float" office:value="0.00203722114656215" calcext:value-type="float">
            <text:p>0.002037221146562</text:p>
          </table:table-cell>
          <table:table-cell table:formula="of:=AVERAGE(OFFSET([.$D$2];(ROW([.$A3]) - 2) * 10; 0; 1; 1):OFFSET([.$D$2];(ROW([.$A3]) - 1) * 10 - 1; 0; 1; 1))" office:value-type="float" office:value="0.0048277" calcext:value-type="float">
            <text:p>0.0048277</text:p>
          </table:table-cell>
          <table:table-cell table:formula="of:=STDEV(OFFSET([.$D$2];(ROW([.$A3]) - 2) * 10; 0; 1; 1):OFFSET([.$D$2];(ROW([.$A3]) - 1) * 10 - 1; 0; 1; 1))" office:value-type="float" office:value="0.00032375472540524" calcext:value-type="float">
            <text:p>0.0003237547254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868" calcext:value-type="float">
            <text:p>0.005868</text:p>
          </table:table-cell>
          <table:table-cell office:value-type="float" office:value="0.004505" calcext:value-type="float">
            <text:p>0.004505</text:p>
          </table:table-cell>
          <table:table-cell office:value-type="float" office:value="0.000753" calcext:value-type="float">
            <text:p>0.000753</text:p>
          </table:table-cell>
          <table:table-cell/>
          <table:table-cell table:formula="of:=OFFSET([.$A$2];(ROW([.$A4]) - 2) * 10; 0; 1; 1)" office:value-type="float" office:value="300" calcext:value-type="float">
            <text:p>300</text:p>
          </table:table-cell>
          <table:table-cell table:formula="of:=AVERAGE(OFFSET([.$B$2];(ROW([.$A4]) - 2) * 10; 0; 1; 1):OFFSET([.$B$2];(ROW([.$A4]) - 1) * 10 - 1; 0; 1; 1))" office:value-type="float" office:value="0.1434848" calcext:value-type="float">
            <text:p>0.1434848</text:p>
          </table:table-cell>
          <table:table-cell table:formula="of:=STDEV(OFFSET([.$B$2];(ROW([.$A4]) - 2) * 10; 0; 1; 1):OFFSET([.$B$2];(ROW([.$A4]) - 1) * 10 - 1; 0; 1; 1))" office:value-type="float" office:value="0.00955727459756877" calcext:value-type="float">
            <text:p>0.009557274597569</text:p>
          </table:table-cell>
          <table:table-cell table:formula="of:=AVERAGE(OFFSET([.$C$2];(ROW([.$A4]) - 2) * 10; 0; 1; 1):OFFSET([.$C$2];(ROW([.$A4]) - 1) * 10 - 1; 0; 1; 1))" office:value-type="float" office:value="0.1070043" calcext:value-type="float">
            <text:p>0.1070043</text:p>
          </table:table-cell>
          <table:table-cell table:formula="of:=STDEV(OFFSET([.$C$2];(ROW([.$A4]) - 2) * 10; 0; 1; 1):OFFSET([.$C$2];(ROW([.$A4]) - 1) * 10 - 1; 0; 1; 1))" office:value-type="float" office:value="0.00511497474849855" calcext:value-type="float">
            <text:p>0.005114974748499</text:p>
          </table:table-cell>
          <table:table-cell table:formula="of:=AVERAGE(OFFSET([.$D$2];(ROW([.$A4]) - 2) * 10; 0; 1; 1):OFFSET([.$D$2];(ROW([.$A4]) - 1) * 10 - 1; 0; 1; 1))" office:value-type="float" office:value="0.0156394" calcext:value-type="float">
            <text:p>0.0156394</text:p>
          </table:table-cell>
          <table:table-cell table:formula="of:=STDEV(OFFSET([.$D$2];(ROW([.$A4]) - 2) * 10; 0; 1; 1):OFFSET([.$D$2];(ROW([.$A4]) - 1) * 10 - 1; 0; 1; 1))" office:value-type="float" office:value="0.00077188516704955" calcext:value-type="float">
            <text:p>0.000771885167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906" calcext:value-type="float">
            <text:p>0.005906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0682" calcext:value-type="float">
            <text:p>0.000682</text:p>
          </table:table-cell>
          <table:table-cell/>
          <table:table-cell table:formula="of:=OFFSET([.$A$2];(ROW([.$A5]) - 2) * 10; 0; 1; 1)" office:value-type="float" office:value="400" calcext:value-type="float">
            <text:p>400</text:p>
          </table:table-cell>
          <table:table-cell table:formula="of:=AVERAGE(OFFSET([.$B$2];(ROW([.$A5]) - 2) * 10; 0; 1; 1):OFFSET([.$B$2];(ROW([.$A5]) - 1) * 10 - 1; 0; 1; 1))" office:value-type="float" office:value="0.3398079" calcext:value-type="float">
            <text:p>0.3398079</text:p>
          </table:table-cell>
          <table:table-cell table:formula="of:=STDEV(OFFSET([.$B$2];(ROW([.$A5]) - 2) * 10; 0; 1; 1):OFFSET([.$B$2];(ROW([.$A5]) - 1) * 10 - 1; 0; 1; 1))" office:value-type="float" office:value="0.0153592396545749" calcext:value-type="float">
            <text:p>0.015359239654575</text:p>
          </table:table-cell>
          <table:table-cell table:formula="of:=AVERAGE(OFFSET([.$C$2];(ROW([.$A5]) - 2) * 10; 0; 1; 1):OFFSET([.$C$2];(ROW([.$A5]) - 1) * 10 - 1; 0; 1; 1))" office:value-type="float" office:value="0.2562533" calcext:value-type="float">
            <text:p>0.2562533</text:p>
          </table:table-cell>
          <table:table-cell table:formula="of:=STDEV(OFFSET([.$C$2];(ROW([.$A5]) - 2) * 10; 0; 1; 1):OFFSET([.$C$2];(ROW([.$A5]) - 1) * 10 - 1; 0; 1; 1))" office:value-type="float" office:value="0.0218217971000964" calcext:value-type="float">
            <text:p>0.021821797100097</text:p>
          </table:table-cell>
          <table:table-cell table:formula="of:=AVERAGE(OFFSET([.$D$2];(ROW([.$A5]) - 2) * 10; 0; 1; 1):OFFSET([.$D$2];(ROW([.$A5]) - 1) * 10 - 1; 0; 1; 1))" office:value-type="float" office:value="0.0380767" calcext:value-type="float">
            <text:p>0.0380767</text:p>
          </table:table-cell>
          <table:table-cell table:formula="of:=STDEV(OFFSET([.$D$2];(ROW([.$A5]) - 2) * 10; 0; 1; 1):OFFSET([.$D$2];(ROW([.$A5]) - 1) * 10 - 1; 0; 1; 1))" office:value-type="float" office:value="0.00657431605314702" calcext:value-type="float">
            <text:p>0.0065743160531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.004436" calcext:value-type="float">
            <text:p>0.004436</text:p>
          </table:table-cell>
          <table:table-cell office:value-type="float" office:value="0.000692" calcext:value-type="float">
            <text:p>0.000692</text:p>
          </table:table-cell>
          <table:table-cell/>
          <table:table-cell table:formula="of:=OFFSET([.$A$2];(ROW([.$A6]) - 2) * 10; 0; 1; 1)" office:value-type="float" office:value="500" calcext:value-type="float">
            <text:p>500</text:p>
          </table:table-cell>
          <table:table-cell table:formula="of:=AVERAGE(OFFSET([.$B$2];(ROW([.$A6]) - 2) * 10; 0; 1; 1):OFFSET([.$B$2];(ROW([.$A6]) - 1) * 10 - 1; 0; 1; 1))" office:value-type="float" office:value="0.7003894" calcext:value-type="float">
            <text:p>0.7003894</text:p>
          </table:table-cell>
          <table:table-cell table:formula="of:=STDEV(OFFSET([.$B$2];(ROW([.$A6]) - 2) * 10; 0; 1; 1):OFFSET([.$B$2];(ROW([.$A6]) - 1) * 10 - 1; 0; 1; 1))" office:value-type="float" office:value="0.0346473271478319" calcext:value-type="float">
            <text:p>0.034647327147832</text:p>
          </table:table-cell>
          <table:table-cell table:formula="of:=AVERAGE(OFFSET([.$C$2];(ROW([.$A6]) - 2) * 10; 0; 1; 1):OFFSET([.$C$2];(ROW([.$A6]) - 1) * 10 - 1; 0; 1; 1))" office:value-type="float" office:value="0.488095" calcext:value-type="float">
            <text:p>0.488095</text:p>
          </table:table-cell>
          <table:table-cell table:formula="of:=STDEV(OFFSET([.$C$2];(ROW([.$A6]) - 2) * 10; 0; 1; 1):OFFSET([.$C$2];(ROW([.$A6]) - 1) * 10 - 1; 0; 1; 1))" office:value-type="float" office:value="0.00279024029232052" calcext:value-type="float">
            <text:p>0.002790240292321</text:p>
          </table:table-cell>
          <table:table-cell table:formula="of:=AVERAGE(OFFSET([.$D$2];(ROW([.$A6]) - 2) * 10; 0; 1; 1):OFFSET([.$D$2];(ROW([.$A6]) - 1) * 10 - 1; 0; 1; 1))" office:value-type="float" office:value="0.0712313" calcext:value-type="float">
            <text:p>0.0712313</text:p>
          </table:table-cell>
          <table:table-cell table:formula="of:=STDEV(OFFSET([.$D$2];(ROW([.$A6]) - 2) * 10; 0; 1; 1):OFFSET([.$D$2];(ROW([.$A6]) - 1) * 10 - 1; 0; 1; 1))" office:value-type="float" office:value="0.00290098305368676" calcext:value-type="float">
            <text:p>0.0029009830536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289" calcext:value-type="float">
            <text:p>0.005289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.000697" calcext:value-type="float">
            <text:p>0.000697</text:p>
          </table:table-cell>
          <table:table-cell/>
          <table:table-cell table:formula="of:=OFFSET([.$A$2];(ROW([.$A7]) - 2) * 10; 0; 1; 1)" office:value-type="float" office:value="600" calcext:value-type="float">
            <text:p>600</text:p>
          </table:table-cell>
          <table:table-cell table:formula="of:=AVERAGE(OFFSET([.$B$2];(ROW([.$A7]) - 2) * 10; 0; 1; 1):OFFSET([.$B$2];(ROW([.$A7]) - 1) * 10 - 1; 0; 1; 1))" office:value-type="float" office:value="1.2583589" calcext:value-type="float">
            <text:p>1.2583589</text:p>
          </table:table-cell>
          <table:table-cell table:formula="of:=STDEV(OFFSET([.$B$2];(ROW([.$A7]) - 2) * 10; 0; 1; 1):OFFSET([.$B$2];(ROW([.$A7]) - 1) * 10 - 1; 0; 1; 1))" office:value-type="float" office:value="0.0386149982935531" calcext:value-type="float">
            <text:p>0.038614998293553</text:p>
          </table:table-cell>
          <table:table-cell table:formula="of:=AVERAGE(OFFSET([.$C$2];(ROW([.$A7]) - 2) * 10; 0; 1; 1):OFFSET([.$C$2];(ROW([.$A7]) - 1) * 10 - 1; 0; 1; 1))" office:value-type="float" office:value="0.8481504" calcext:value-type="float">
            <text:p>0.8481504</text:p>
          </table:table-cell>
          <table:table-cell table:formula="of:=STDEV(OFFSET([.$C$2];(ROW([.$A7]) - 2) * 10; 0; 1; 1):OFFSET([.$C$2];(ROW([.$A7]) - 1) * 10 - 1; 0; 1; 1))" office:value-type="float" office:value="0.0164760819317647" calcext:value-type="float">
            <text:p>0.016476081931765</text:p>
          </table:table-cell>
          <table:table-cell table:formula="of:=AVERAGE(OFFSET([.$D$2];(ROW([.$A7]) - 2) * 10; 0; 1; 1):OFFSET([.$D$2];(ROW([.$A7]) - 1) * 10 - 1; 0; 1; 1))" office:value-type="float" office:value="0.1386389" calcext:value-type="float">
            <text:p>0.1386389</text:p>
          </table:table-cell>
          <table:table-cell table:formula="of:=STDEV(OFFSET([.$D$2];(ROW([.$A7]) - 2) * 10; 0; 1; 1):OFFSET([.$D$2];(ROW([.$A7]) - 1) * 10 - 1; 0; 1; 1))" office:value-type="float" office:value="0.00768344062759502" calcext:value-type="float">
            <text:p>0.0076834406275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908" calcext:value-type="float">
            <text:p>0.004908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0.000657" calcext:value-type="float">
            <text:p>0.000657</text:p>
          </table:table-cell>
          <table:table-cell/>
          <table:table-cell table:formula="of:=OFFSET([.$A$2];(ROW([.$A8]) - 2) * 10; 0; 1; 1)" office:value-type="float" office:value="700" calcext:value-type="float">
            <text:p>700</text:p>
          </table:table-cell>
          <table:table-cell table:formula="of:=AVERAGE(OFFSET([.$B$2];(ROW([.$A8]) - 2) * 10; 0; 1; 1):OFFSET([.$B$2];(ROW([.$A8]) - 1) * 10 - 1; 0; 1; 1))" office:value-type="float" office:value="2.0655664" calcext:value-type="float">
            <text:p>2.0655664</text:p>
          </table:table-cell>
          <table:table-cell table:formula="of:=STDEV(OFFSET([.$B$2];(ROW([.$A8]) - 2) * 10; 0; 1; 1):OFFSET([.$B$2];(ROW([.$A8]) - 1) * 10 - 1; 0; 1; 1))" office:value-type="float" office:value="0.0607959528992952" calcext:value-type="float">
            <text:p>0.060795952899295</text:p>
          </table:table-cell>
          <table:table-cell table:formula="of:=AVERAGE(OFFSET([.$C$2];(ROW([.$A8]) - 2) * 10; 0; 1; 1):OFFSET([.$C$2];(ROW([.$A8]) - 1) * 10 - 1; 0; 1; 1))" office:value-type="float" office:value="1.3464273" calcext:value-type="float">
            <text:p>1.3464273</text:p>
          </table:table-cell>
          <table:table-cell table:formula="of:=STDEV(OFFSET([.$C$2];(ROW([.$A8]) - 2) * 10; 0; 1; 1):OFFSET([.$C$2];(ROW([.$A8]) - 1) * 10 - 1; 0; 1; 1))" office:value-type="float" office:value="0.0156024716635254" calcext:value-type="float">
            <text:p>0.015602471663525</text:p>
          </table:table-cell>
          <table:table-cell table:formula="of:=AVERAGE(OFFSET([.$D$2];(ROW([.$A8]) - 2) * 10; 0; 1; 1):OFFSET([.$D$2];(ROW([.$A8]) - 1) * 10 - 1; 0; 1; 1))" office:value-type="float" office:value="0.2277583" calcext:value-type="float">
            <text:p>0.2277583</text:p>
          </table:table-cell>
          <table:table-cell table:formula="of:=STDEV(OFFSET([.$D$2];(ROW([.$A8]) - 2) * 10; 0; 1; 1):OFFSET([.$D$2];(ROW([.$A8]) - 1) * 10 - 1; 0; 1; 1))" office:value-type="float" office:value="0.00433494265116493" calcext:value-type="float">
            <text:p>0.004334942651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889" calcext:value-type="float">
            <text:p>0.005889</text:p>
          </table:table-cell>
          <table:table-cell office:value-type="float" office:value="0.006374" calcext:value-type="float">
            <text:p>0.006374</text:p>
          </table:table-cell>
          <table:table-cell office:value-type="float" office:value="0.001056" calcext:value-type="float">
            <text:p>0.001056</text:p>
          </table:table-cell>
          <table:table-cell/>
          <table:table-cell table:formula="of:=OFFSET([.$A$2];(ROW([.$A9]) - 2) * 10; 0; 1; 1)" office:value-type="float" office:value="800" calcext:value-type="float">
            <text:p>800</text:p>
          </table:table-cell>
          <table:table-cell table:formula="of:=AVERAGE(OFFSET([.$B$2];(ROW([.$A9]) - 2) * 10; 0; 1; 1):OFFSET([.$B$2];(ROW([.$A9]) - 1) * 10 - 1; 0; 1; 1))" office:value-type="float" office:value="3.4522508" calcext:value-type="float">
            <text:p>3.4522508</text:p>
          </table:table-cell>
          <table:table-cell table:formula="of:=STDEV(OFFSET([.$B$2];(ROW([.$A9]) - 2) * 10; 0; 1; 1):OFFSET([.$B$2];(ROW([.$A9]) - 1) * 10 - 1; 0; 1; 1))" office:value-type="float" office:value="0.0836926167058163" calcext:value-type="float">
            <text:p>0.083692616705816</text:p>
          </table:table-cell>
          <table:table-cell table:formula="of:=AVERAGE(OFFSET([.$C$2];(ROW([.$A9]) - 2) * 10; 0; 1; 1):OFFSET([.$C$2];(ROW([.$A9]) - 1) * 10 - 1; 0; 1; 1))" office:value-type="float" office:value="2.0220592" calcext:value-type="float">
            <text:p>2.0220592</text:p>
          </table:table-cell>
          <table:table-cell table:formula="of:=STDEV(OFFSET([.$C$2];(ROW([.$A9]) - 2) * 10; 0; 1; 1):OFFSET([.$C$2];(ROW([.$A9]) - 1) * 10 - 1; 0; 1; 1))" office:value-type="float" office:value="0.0168049806162075" calcext:value-type="float">
            <text:p>0.016804980616208</text:p>
          </table:table-cell>
          <table:table-cell table:formula="of:=AVERAGE(OFFSET([.$D$2];(ROW([.$A9]) - 2) * 10; 0; 1; 1):OFFSET([.$D$2];(ROW([.$A9]) - 1) * 10 - 1; 0; 1; 1))" office:value-type="float" office:value="0.3499909" calcext:value-type="float">
            <text:p>0.3499909</text:p>
          </table:table-cell>
          <table:table-cell table:formula="of:=STDEV(OFFSET([.$D$2];(ROW([.$A9]) - 2) * 10; 0; 1; 1):OFFSET([.$D$2];(ROW([.$A9]) - 1) * 10 - 1; 0; 1; 1))" office:value-type="float" office:value="0.011208231592599" calcext:value-type="float">
            <text:p>0.0112082315925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172" calcext:value-type="float">
            <text:p>0.006172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1103" calcext:value-type="float">
            <text:p>0.001103</text:p>
          </table:table-cell>
          <table:table-cell/>
          <table:table-cell table:formula="of:=OFFSET([.$A$2];(ROW([.$A10]) - 2) * 10; 0; 1; 1)" office:value-type="float" office:value="900" calcext:value-type="float">
            <text:p>900</text:p>
          </table:table-cell>
          <table:table-cell table:formula="of:=AVERAGE(OFFSET([.$B$2];(ROW([.$A10]) - 2) * 10; 0; 1; 1):OFFSET([.$B$2];(ROW([.$A10]) - 1) * 10 - 1; 0; 1; 1))" office:value-type="float" office:value="5.6100052" calcext:value-type="float">
            <text:p>5.6100052</text:p>
          </table:table-cell>
          <table:table-cell table:formula="of:=STDEV(OFFSET([.$B$2];(ROW([.$A10]) - 2) * 10; 0; 1; 1):OFFSET([.$B$2];(ROW([.$A10]) - 1) * 10 - 1; 0; 1; 1))" office:value-type="float" office:value="0.125440726364464" calcext:value-type="float">
            <text:p>0.125440726364464</text:p>
          </table:table-cell>
          <table:table-cell table:formula="of:=AVERAGE(OFFSET([.$C$2];(ROW([.$A10]) - 2) * 10; 0; 1; 1):OFFSET([.$C$2];(ROW([.$A10]) - 1) * 10 - 1; 0; 1; 1))" office:value-type="float" office:value="2.8797811" calcext:value-type="float">
            <text:p>2.8797811</text:p>
          </table:table-cell>
          <table:table-cell table:formula="of:=STDEV(OFFSET([.$C$2];(ROW([.$A10]) - 2) * 10; 0; 1; 1):OFFSET([.$C$2];(ROW([.$A10]) - 1) * 10 - 1; 0; 1; 1))" office:value-type="float" office:value="0.0160295162777921" calcext:value-type="float">
            <text:p>0.016029516277792</text:p>
          </table:table-cell>
          <table:table-cell table:formula="of:=AVERAGE(OFFSET([.$D$2];(ROW([.$A10]) - 2) * 10; 0; 1; 1):OFFSET([.$D$2];(ROW([.$A10]) - 1) * 10 - 1; 0; 1; 1))" office:value-type="float" office:value="0.5068859" calcext:value-type="float">
            <text:p>0.5068859</text:p>
          </table:table-cell>
          <table:table-cell table:formula="of:=STDEV(OFFSET([.$D$2];(ROW([.$A10]) - 2) * 10; 0; 1; 1):OFFSET([.$D$2];(ROW([.$A10]) - 1) * 10 - 1; 0; 1; 1))" office:value-type="float" office:value="0.00785250246665922" calcext:value-type="float">
            <text:p>0.0078525024666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913" calcext:value-type="float">
            <text:p>0.005913</text:p>
          </table:table-cell>
          <table:table-cell office:value-type="float" office:value="0.005711" calcext:value-type="float">
            <text:p>0.005711</text:p>
          </table:table-cell>
          <table:table-cell office:value-type="float" office:value="0.001028" calcext:value-type="float">
            <text:p>0.001028</text:p>
          </table:table-cell>
          <table:table-cell/>
          <table:table-cell table:formula="of:=OFFSET([.$A$2];(ROW([.$A11]) - 2) * 10; 0; 1; 1)" office:value-type="float" office:value="1000" calcext:value-type="float">
            <text:p>1000</text:p>
          </table:table-cell>
          <table:table-cell table:formula="of:=AVERAGE(OFFSET([.$B$2];(ROW([.$A11]) - 2) * 10; 0; 1; 1):OFFSET([.$B$2];(ROW([.$A11]) - 1) * 10 - 1; 0; 1; 1))" office:value-type="float" office:value="9.2530938" calcext:value-type="float">
            <text:p>9.2530938</text:p>
          </table:table-cell>
          <table:table-cell table:formula="of:=STDEV(OFFSET([.$B$2];(ROW([.$A11]) - 2) * 10; 0; 1; 1):OFFSET([.$B$2];(ROW([.$A11]) - 1) * 10 - 1; 0; 1; 1))" office:value-type="float" office:value="0.262482529053649" calcext:value-type="float">
            <text:p>0.262482529053649</text:p>
          </table:table-cell>
          <table:table-cell table:formula="of:=AVERAGE(OFFSET([.$C$2];(ROW([.$A11]) - 2) * 10; 0; 1; 1):OFFSET([.$C$2];(ROW([.$A11]) - 1) * 10 - 1; 0; 1; 1))" office:value-type="float" office:value="3.9655809" calcext:value-type="float">
            <text:p>3.9655809</text:p>
          </table:table-cell>
          <table:table-cell table:formula="of:=STDEV(OFFSET([.$C$2];(ROW([.$A11]) - 2) * 10; 0; 1; 1):OFFSET([.$C$2];(ROW([.$A11]) - 1) * 10 - 1; 0; 1; 1))" office:value-type="float" office:value="0.0510270848133071" calcext:value-type="float">
            <text:p>0.051027084813307</text:p>
          </table:table-cell>
          <table:table-cell table:formula="of:=AVERAGE(OFFSET([.$D$2];(ROW([.$A11]) - 2) * 10; 0; 1; 1):OFFSET([.$D$2];(ROW([.$A11]) - 1) * 10 - 1; 0; 1; 1))" office:value-type="float" office:value="0.7131503" calcext:value-type="float">
            <text:p>0.7131503</text:p>
          </table:table-cell>
          <table:table-cell table:formula="of:=STDEV(OFFSET([.$D$2];(ROW([.$A11]) - 2) * 10; 0; 1; 1):OFFSET([.$D$2];(ROW([.$A11]) - 1) * 10 - 1; 0; 1; 1))" office:value-type="float" office:value="0.0205828541485383" calcext:value-type="float">
            <text:p>0.0205828541485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074" calcext:value-type="float">
            <text:p>0.05074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0.004698" calcext:value-type="float">
            <text:p>0.00469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2223" calcext:value-type="float">
            <text:p>0.042223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04824" calcext:value-type="float">
            <text:p>0.00482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1636" calcext:value-type="float">
            <text:p>0.041636</text:p>
          </table:table-cell>
          <table:table-cell office:value-type="float" office:value="0.031031" calcext:value-type="float">
            <text:p>0.031031</text:p>
          </table:table-cell>
          <table:table-cell office:value-type="float" office:value="0.004696" calcext:value-type="float">
            <text:p>0.00469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1785" calcext:value-type="float">
            <text:p>0.041785</text:p>
          </table:table-cell>
          <table:table-cell office:value-type="float" office:value="0.031091" calcext:value-type="float">
            <text:p>0.031091</text:p>
          </table:table-cell>
          <table:table-cell office:value-type="float" office:value="0.004671" calcext:value-type="float">
            <text:p>0.00467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2505" calcext:value-type="float">
            <text:p>0.042505</text:p>
          </table:table-cell>
          <table:table-cell office:value-type="float" office:value="0.035402" calcext:value-type="float">
            <text:p>0.035402</text:p>
          </table:table-cell>
          <table:table-cell office:value-type="float" office:value="0.004855" calcext:value-type="float">
            <text:p>0.00485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2288" calcext:value-type="float">
            <text:p>0.042288</text:p>
          </table:table-cell>
          <table:table-cell office:value-type="float" office:value="0.033092" calcext:value-type="float">
            <text:p>0.033092</text:p>
          </table:table-cell>
          <table:table-cell office:value-type="float" office:value="0.00466" calcext:value-type="float">
            <text:p>0.0046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1558" calcext:value-type="float">
            <text:p>0.041558</text:p>
          </table:table-cell>
          <table:table-cell office:value-type="float" office:value="0.031072" calcext:value-type="float">
            <text:p>0.031072</text:p>
          </table:table-cell>
          <table:table-cell office:value-type="float" office:value="0.004618" calcext:value-type="float">
            <text:p>0.00461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5507" calcext:value-type="float">
            <text:p>0.045507</text:p>
          </table:table-cell>
          <table:table-cell office:value-type="float" office:value="0.035172" calcext:value-type="float">
            <text:p>0.035172</text:p>
          </table:table-cell>
          <table:table-cell office:value-type="float" office:value="0.004719" calcext:value-type="float">
            <text:p>0.004719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6038" calcext:value-type="float">
            <text:p>0.046038</text:p>
          </table:table-cell>
          <table:table-cell office:value-type="float" office:value="0.036134" calcext:value-type="float">
            <text:p>0.036134</text:p>
          </table:table-cell>
          <table:table-cell office:value-type="float" office:value="0.005722" calcext:value-type="float">
            <text:p>0.00572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5109" calcext:value-type="float">
            <text:p>0.045109</text:p>
          </table:table-cell>
          <table:table-cell office:value-type="float" office:value="0.033486" calcext:value-type="float">
            <text:p>0.033486</text:p>
          </table:table-cell>
          <table:table-cell office:value-type="float" office:value="0.004814" calcext:value-type="float">
            <text:p>0.004814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39053" calcext:value-type="float">
            <text:p>0.139053</text:p>
          </table:table-cell>
          <table:table-cell office:value-type="float" office:value="0.103576" calcext:value-type="float">
            <text:p>0.103576</text:p>
          </table:table-cell>
          <table:table-cell office:value-type="float" office:value="0.01534" calcext:value-type="float">
            <text:p>0.01534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38646" calcext:value-type="float">
            <text:p>0.138646</text:p>
          </table:table-cell>
          <table:table-cell office:value-type="float" office:value="0.103998" calcext:value-type="float">
            <text:p>0.103998</text:p>
          </table:table-cell>
          <table:table-cell office:value-type="float" office:value="0.015846" calcext:value-type="float">
            <text:p>0.015846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44495" calcext:value-type="float">
            <text:p>0.144495</text:p>
          </table:table-cell>
          <table:table-cell office:value-type="float" office:value="0.104494" calcext:value-type="float">
            <text:p>0.104494</text:p>
          </table:table-cell>
          <table:table-cell office:value-type="float" office:value="0.015529" calcext:value-type="float">
            <text:p>0.01552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38072" calcext:value-type="float">
            <text:p>0.138072</text:p>
          </table:table-cell>
          <table:table-cell office:value-type="float" office:value="0.103973" calcext:value-type="float">
            <text:p>0.103973</text:p>
          </table:table-cell>
          <table:table-cell office:value-type="float" office:value="0.015238" calcext:value-type="float">
            <text:p>0.015238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38209" calcext:value-type="float">
            <text:p>0.138209</text:p>
          </table:table-cell>
          <table:table-cell office:value-type="float" office:value="0.103552" calcext:value-type="float">
            <text:p>0.103552</text:p>
          </table:table-cell>
          <table:table-cell office:value-type="float" office:value="0.015398" calcext:value-type="float">
            <text:p>0.015398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3803" calcext:value-type="float">
            <text:p>0.13803</text:p>
          </table:table-cell>
          <table:table-cell office:value-type="float" office:value="0.107659" calcext:value-type="float">
            <text:p>0.107659</text:p>
          </table:table-cell>
          <table:table-cell office:value-type="float" office:value="0.015498" calcext:value-type="float">
            <text:p>0.015498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40043" calcext:value-type="float">
            <text:p>0.140043</text:p>
          </table:table-cell>
          <table:table-cell office:value-type="float" office:value="0.103599" calcext:value-type="float">
            <text:p>0.103599</text:p>
          </table:table-cell>
          <table:table-cell office:value-type="float" office:value="0.015305" calcext:value-type="float">
            <text:p>0.015305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45476" calcext:value-type="float">
            <text:p>0.145476</text:p>
          </table:table-cell>
          <table:table-cell office:value-type="float" office:value="0.119577" calcext:value-type="float">
            <text:p>0.119577</text:p>
          </table:table-cell>
          <table:table-cell office:value-type="float" office:value="0.01777" calcext:value-type="float">
            <text:p>0.01777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69471" calcext:value-type="float">
            <text:p>0.169471</text:p>
          </table:table-cell>
          <table:table-cell office:value-type="float" office:value="0.108955" calcext:value-type="float">
            <text:p>0.108955</text:p>
          </table:table-cell>
          <table:table-cell office:value-type="float" office:value="0.015235" calcext:value-type="float">
            <text:p>0.015235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43353" calcext:value-type="float">
            <text:p>0.143353</text:p>
          </table:table-cell>
          <table:table-cell office:value-type="float" office:value="0.11066" calcext:value-type="float">
            <text:p>0.11066</text:p>
          </table:table-cell>
          <table:table-cell office:value-type="float" office:value="0.015235" calcext:value-type="float">
            <text:p>0.015235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9992" calcext:value-type="float">
            <text:p>0.329992</text:p>
          </table:table-cell>
          <table:table-cell office:value-type="float" office:value="0.246335" calcext:value-type="float">
            <text:p>0.246335</text:p>
          </table:table-cell>
          <table:table-cell office:value-type="float" office:value="0.035792" calcext:value-type="float">
            <text:p>0.035792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7792" calcext:value-type="float">
            <text:p>0.337792</text:p>
          </table:table-cell>
          <table:table-cell office:value-type="float" office:value="0.244782" calcext:value-type="float">
            <text:p>0.244782</text:p>
          </table:table-cell>
          <table:table-cell office:value-type="float" office:value="0.035781" calcext:value-type="float">
            <text:p>0.035781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8091" calcext:value-type="float">
            <text:p>0.328091</text:p>
          </table:table-cell>
          <table:table-cell office:value-type="float" office:value="0.248216" calcext:value-type="float">
            <text:p>0.248216</text:p>
          </table:table-cell>
          <table:table-cell office:value-type="float" office:value="0.036242" calcext:value-type="float">
            <text:p>0.036242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8594" calcext:value-type="float">
            <text:p>0.328594</text:p>
          </table:table-cell>
          <table:table-cell office:value-type="float" office:value="0.245135" calcext:value-type="float">
            <text:p>0.245135</text:p>
          </table:table-cell>
          <table:table-cell office:value-type="float" office:value="0.03589" calcext:value-type="float">
            <text:p>0.03589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1781" calcext:value-type="float">
            <text:p>0.331781</text:p>
          </table:table-cell>
          <table:table-cell office:value-type="float" office:value="0.248493" calcext:value-type="float">
            <text:p>0.248493</text:p>
          </table:table-cell>
          <table:table-cell office:value-type="float" office:value="0.035704" calcext:value-type="float">
            <text:p>0.035704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7969" calcext:value-type="float">
            <text:p>0.327969</text:p>
          </table:table-cell>
          <table:table-cell office:value-type="float" office:value="0.244897" calcext:value-type="float">
            <text:p>0.244897</text:p>
          </table:table-cell>
          <table:table-cell office:value-type="float" office:value="0.036237" calcext:value-type="float">
            <text:p>0.036237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76104" calcext:value-type="float">
            <text:p>0.376104</text:p>
          </table:table-cell>
          <table:table-cell office:value-type="float" office:value="0.268659" calcext:value-type="float">
            <text:p>0.268659</text:p>
          </table:table-cell>
          <table:table-cell office:value-type="float" office:value="0.035757" calcext:value-type="float">
            <text:p>0.035757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5478" calcext:value-type="float">
            <text:p>0.35478</text:p>
          </table:table-cell>
          <table:table-cell office:value-type="float" office:value="0.314841" calcext:value-type="float">
            <text:p>0.314841</text:p>
          </table:table-cell>
          <table:table-cell office:value-type="float" office:value="0.056753" calcext:value-type="float">
            <text:p>0.056753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9501" calcext:value-type="float">
            <text:p>0.339501</text:p>
          </table:table-cell>
          <table:table-cell office:value-type="float" office:value="0.254311" calcext:value-type="float">
            <text:p>0.254311</text:p>
          </table:table-cell>
          <table:table-cell office:value-type="float" office:value="0.03697" calcext:value-type="float">
            <text:p>0.03697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43475" calcext:value-type="float">
            <text:p>0.343475</text:p>
          </table:table-cell>
          <table:table-cell office:value-type="float" office:value="0.246864" calcext:value-type="float">
            <text:p>0.246864</text:p>
          </table:table-cell>
          <table:table-cell office:value-type="float" office:value="0.035641" calcext:value-type="float">
            <text:p>0.035641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97245" calcext:value-type="float">
            <text:p>0.697245</text:p>
          </table:table-cell>
          <table:table-cell office:value-type="float" office:value="0.48627" calcext:value-type="float">
            <text:p>0.48627</text:p>
          </table:table-cell>
          <table:table-cell office:value-type="float" office:value="0.069921" calcext:value-type="float">
            <text:p>0.069921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85296" calcext:value-type="float">
            <text:p>0.685296</text:p>
          </table:table-cell>
          <table:table-cell office:value-type="float" office:value="0.490038" calcext:value-type="float">
            <text:p>0.490038</text:p>
          </table:table-cell>
          <table:table-cell office:value-type="float" office:value="0.069513" calcext:value-type="float">
            <text:p>0.069513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96081" calcext:value-type="float">
            <text:p>0.796081</text:p>
          </table:table-cell>
          <table:table-cell office:value-type="float" office:value="0.492062" calcext:value-type="float">
            <text:p>0.492062</text:p>
          </table:table-cell>
          <table:table-cell office:value-type="float" office:value="0.069935" calcext:value-type="float">
            <text:p>0.06993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91199" calcext:value-type="float">
            <text:p>0.691199</text:p>
          </table:table-cell>
          <table:table-cell office:value-type="float" office:value="0.483387" calcext:value-type="float">
            <text:p>0.483387</text:p>
          </table:table-cell>
          <table:table-cell office:value-type="float" office:value="0.079122" calcext:value-type="float">
            <text:p>0.07912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80762" calcext:value-type="float">
            <text:p>0.680762</text:p>
          </table:table-cell>
          <table:table-cell office:value-type="float" office:value="0.48774" calcext:value-type="float">
            <text:p>0.48774</text:p>
          </table:table-cell>
          <table:table-cell office:value-type="float" office:value="0.0709" calcext:value-type="float">
            <text:p>0.0709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99197" calcext:value-type="float">
            <text:p>0.699197</text:p>
          </table:table-cell>
          <table:table-cell office:value-type="float" office:value="0.491899" calcext:value-type="float">
            <text:p>0.491899</text:p>
          </table:table-cell>
          <table:table-cell office:value-type="float" office:value="0.070668" calcext:value-type="float">
            <text:p>0.07066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85869" calcext:value-type="float">
            <text:p>0.685869</text:p>
          </table:table-cell>
          <table:table-cell office:value-type="float" office:value="0.487911" calcext:value-type="float">
            <text:p>0.487911</text:p>
          </table:table-cell>
          <table:table-cell office:value-type="float" office:value="0.069692" calcext:value-type="float">
            <text:p>0.06969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9867" calcext:value-type="float">
            <text:p>0.69867</text:p>
          </table:table-cell>
          <table:table-cell office:value-type="float" office:value="0.485025" calcext:value-type="float">
            <text:p>0.485025</text:p>
          </table:table-cell>
          <table:table-cell office:value-type="float" office:value="0.070015" calcext:value-type="float">
            <text:p>0.07001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73888" calcext:value-type="float">
            <text:p>0.673888</text:p>
          </table:table-cell>
          <table:table-cell office:value-type="float" office:value="0.487633" calcext:value-type="float">
            <text:p>0.487633</text:p>
          </table:table-cell>
          <table:table-cell office:value-type="float" office:value="0.072467" calcext:value-type="float">
            <text:p>0.072467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95687" calcext:value-type="float">
            <text:p>0.695687</text:p>
          </table:table-cell>
          <table:table-cell office:value-type="float" office:value="0.488985" calcext:value-type="float">
            <text:p>0.488985</text:p>
          </table:table-cell>
          <table:table-cell office:value-type="float" office:value="0.07008" calcext:value-type="float">
            <text:p>0.0700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35221" calcext:value-type="float">
            <text:p>1.335221</text:p>
          </table:table-cell>
          <table:table-cell office:value-type="float" office:value="0.839576" calcext:value-type="float">
            <text:p>0.839576</text:p>
          </table:table-cell>
          <table:table-cell office:value-type="float" office:value="0.133714" calcext:value-type="float">
            <text:p>0.133714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44937" calcext:value-type="float">
            <text:p>1.244937</text:p>
          </table:table-cell>
          <table:table-cell office:value-type="float" office:value="0.838892" calcext:value-type="float">
            <text:p>0.838892</text:p>
          </table:table-cell>
          <table:table-cell office:value-type="float" office:value="0.131252" calcext:value-type="float">
            <text:p>0.131252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55169" calcext:value-type="float">
            <text:p>1.255169</text:p>
          </table:table-cell>
          <table:table-cell office:value-type="float" office:value="0.838239" calcext:value-type="float">
            <text:p>0.838239</text:p>
          </table:table-cell>
          <table:table-cell office:value-type="float" office:value="0.136926" calcext:value-type="float">
            <text:p>0.136926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27841" calcext:value-type="float">
            <text:p>1.227841</text:p>
          </table:table-cell>
          <table:table-cell office:value-type="float" office:value="0.841519" calcext:value-type="float">
            <text:p>0.841519</text:p>
          </table:table-cell>
          <table:table-cell office:value-type="float" office:value="0.130227" calcext:value-type="float">
            <text:p>0.130227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318554" calcext:value-type="float">
            <text:p>1.318554</text:p>
          </table:table-cell>
          <table:table-cell office:value-type="float" office:value="0.834881" calcext:value-type="float">
            <text:p>0.834881</text:p>
          </table:table-cell>
          <table:table-cell office:value-type="float" office:value="0.139794" calcext:value-type="float">
            <text:p>0.139794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38788" calcext:value-type="float">
            <text:p>1.238788</text:p>
          </table:table-cell>
          <table:table-cell office:value-type="float" office:value="0.844216" calcext:value-type="float">
            <text:p>0.844216</text:p>
          </table:table-cell>
          <table:table-cell office:value-type="float" office:value="0.135648" calcext:value-type="float">
            <text:p>0.135648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58952" calcext:value-type="float">
            <text:p>1.258952</text:p>
          </table:table-cell>
          <table:table-cell office:value-type="float" office:value="0.844681" calcext:value-type="float">
            <text:p>0.844681</text:p>
          </table:table-cell>
          <table:table-cell office:value-type="float" office:value="0.13964" calcext:value-type="float">
            <text:p>0.13964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39999" calcext:value-type="float">
            <text:p>1.239999</text:p>
          </table:table-cell>
          <table:table-cell office:value-type="float" office:value="0.883784" calcext:value-type="float">
            <text:p>0.883784</text:p>
          </table:table-cell>
          <table:table-cell office:value-type="float" office:value="0.156204" calcext:value-type="float">
            <text:p>0.156204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13845" calcext:value-type="float">
            <text:p>1.213845</text:p>
          </table:table-cell>
          <table:table-cell office:value-type="float" office:value="0.873348" calcext:value-type="float">
            <text:p>0.873348</text:p>
          </table:table-cell>
          <table:table-cell office:value-type="float" office:value="0.146113" calcext:value-type="float">
            <text:p>0.146113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50283" calcext:value-type="float">
            <text:p>1.250283</text:p>
          </table:table-cell>
          <table:table-cell office:value-type="float" office:value="0.842368" calcext:value-type="float">
            <text:p>0.842368</text:p>
          </table:table-cell>
          <table:table-cell office:value-type="float" office:value="0.136871" calcext:value-type="float">
            <text:p>0.136871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28411" calcext:value-type="float">
            <text:p>2.028411</text:p>
          </table:table-cell>
          <table:table-cell office:value-type="float" office:value="1.338937" calcext:value-type="float">
            <text:p>1.338937</text:p>
          </table:table-cell>
          <table:table-cell office:value-type="float" office:value="0.227165" calcext:value-type="float">
            <text:p>0.227165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3216" calcext:value-type="float">
            <text:p>2.03216</text:p>
          </table:table-cell>
          <table:table-cell office:value-type="float" office:value="1.338031" calcext:value-type="float">
            <text:p>1.338031</text:p>
          </table:table-cell>
          <table:table-cell office:value-type="float" office:value="0.229878" calcext:value-type="float">
            <text:p>0.22987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174028" calcext:value-type="float">
            <text:p>2.174028</text:p>
          </table:table-cell>
          <table:table-cell office:value-type="float" office:value="1.338271" calcext:value-type="float">
            <text:p>1.338271</text:p>
          </table:table-cell>
          <table:table-cell office:value-type="float" office:value="0.230394" calcext:value-type="float">
            <text:p>0.230394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59674" calcext:value-type="float">
            <text:p>2.059674</text:p>
          </table:table-cell>
          <table:table-cell office:value-type="float" office:value="1.331873" calcext:value-type="float">
            <text:p>1.331873</text:p>
          </table:table-cell>
          <table:table-cell office:value-type="float" office:value="0.229079" calcext:value-type="float">
            <text:p>0.229079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23868" calcext:value-type="float">
            <text:p>2.023868</text:p>
          </table:table-cell>
          <table:table-cell office:value-type="float" office:value="1.387094" calcext:value-type="float">
            <text:p>1.387094</text:p>
          </table:table-cell>
          <table:table-cell office:value-type="float" office:value="0.220744" calcext:value-type="float">
            <text:p>0.220744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28232" calcext:value-type="float">
            <text:p>2.028232</text:p>
          </table:table-cell>
          <table:table-cell office:value-type="float" office:value="1.343279" calcext:value-type="float">
            <text:p>1.343279</text:p>
          </table:table-cell>
          <table:table-cell office:value-type="float" office:value="0.230276" calcext:value-type="float">
            <text:p>0.230276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25105" calcext:value-type="float">
            <text:p>2.025105</text:p>
          </table:table-cell>
          <table:table-cell office:value-type="float" office:value="1.348064" calcext:value-type="float">
            <text:p>1.348064</text:p>
          </table:table-cell>
          <table:table-cell office:value-type="float" office:value="0.229194" calcext:value-type="float">
            <text:p>0.229194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18144" calcext:value-type="float">
            <text:p>2.18144</text:p>
          </table:table-cell>
          <table:table-cell office:value-type="float" office:value="1.350565" calcext:value-type="float">
            <text:p>1.350565</text:p>
          </table:table-cell>
          <table:table-cell office:value-type="float" office:value="0.219752" calcext:value-type="float">
            <text:p>0.219752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37756" calcext:value-type="float">
            <text:p>2.037756</text:p>
          </table:table-cell>
          <table:table-cell office:value-type="float" office:value="1.350842" calcext:value-type="float">
            <text:p>1.350842</text:p>
          </table:table-cell>
          <table:table-cell office:value-type="float" office:value="0.227526" calcext:value-type="float">
            <text:p>0.227526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06499" calcext:value-type="float">
            <text:p>2.06499</text:p>
          </table:table-cell>
          <table:table-cell office:value-type="float" office:value="1.337317" calcext:value-type="float">
            <text:p>1.337317</text:p>
          </table:table-cell>
          <table:table-cell office:value-type="float" office:value="0.233575" calcext:value-type="float">
            <text:p>0.233575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554531" calcext:value-type="float">
            <text:p>3.554531</text:p>
          </table:table-cell>
          <table:table-cell office:value-type="float" office:value="2.014639" calcext:value-type="float">
            <text:p>2.014639</text:p>
          </table:table-cell>
          <table:table-cell office:value-type="float" office:value="0.345824" calcext:value-type="float">
            <text:p>0.345824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464058" calcext:value-type="float">
            <text:p>3.464058</text:p>
          </table:table-cell>
          <table:table-cell office:value-type="float" office:value="2.044745" calcext:value-type="float">
            <text:p>2.044745</text:p>
          </table:table-cell>
          <table:table-cell office:value-type="float" office:value="0.357595" calcext:value-type="float">
            <text:p>0.357595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44495" calcext:value-type="float">
            <text:p>3.44495</text:p>
          </table:table-cell>
          <table:table-cell office:value-type="float" office:value="2.017604" calcext:value-type="float">
            <text:p>2.017604</text:p>
          </table:table-cell>
          <table:table-cell office:value-type="float" office:value="0.345733" calcext:value-type="float">
            <text:p>0.345733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53738" calcext:value-type="float">
            <text:p>3.53738</text:p>
          </table:table-cell>
          <table:table-cell office:value-type="float" office:value="2.016416" calcext:value-type="float">
            <text:p>2.016416</text:p>
          </table:table-cell>
          <table:table-cell office:value-type="float" office:value="0.347506" calcext:value-type="float">
            <text:p>0.347506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415566" calcext:value-type="float">
            <text:p>3.415566</text:p>
          </table:table-cell>
          <table:table-cell office:value-type="float" office:value="2.008671" calcext:value-type="float">
            <text:p>2.008671</text:p>
          </table:table-cell>
          <table:table-cell office:value-type="float" office:value="0.358751" calcext:value-type="float">
            <text:p>0.358751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573297" calcext:value-type="float">
            <text:p>3.573297</text:p>
          </table:table-cell>
          <table:table-cell office:value-type="float" office:value="2.008982" calcext:value-type="float">
            <text:p>2.008982</text:p>
          </table:table-cell>
          <table:table-cell office:value-type="float" office:value="0.351028" calcext:value-type="float">
            <text:p>0.351028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66813" calcext:value-type="float">
            <text:p>3.366813</text:p>
          </table:table-cell>
          <table:table-cell office:value-type="float" office:value="2.041198" calcext:value-type="float">
            <text:p>2.041198</text:p>
          </table:table-cell>
          <table:table-cell office:value-type="float" office:value="0.36949" calcext:value-type="float">
            <text:p>0.36949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08235" calcext:value-type="float">
            <text:p>3.308235</text:p>
          </table:table-cell>
          <table:table-cell office:value-type="float" office:value="2.009272" calcext:value-type="float">
            <text:p>2.009272</text:p>
          </table:table-cell>
          <table:table-cell office:value-type="float" office:value="0.352354" calcext:value-type="float">
            <text:p>0.352354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427289" calcext:value-type="float">
            <text:p>3.427289</text:p>
          </table:table-cell>
          <table:table-cell office:value-type="float" office:value="2.051079" calcext:value-type="float">
            <text:p>2.051079</text:p>
          </table:table-cell>
          <table:table-cell office:value-type="float" office:value="0.344912" calcext:value-type="float">
            <text:p>0.344912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430389" calcext:value-type="float">
            <text:p>3.430389</text:p>
          </table:table-cell>
          <table:table-cell office:value-type="float" office:value="2.007986" calcext:value-type="float">
            <text:p>2.007986</text:p>
          </table:table-cell>
          <table:table-cell office:value-type="float" office:value="0.326716" calcext:value-type="float">
            <text:p>0.326716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74832" calcext:value-type="float">
            <text:p>5.74832</text:p>
          </table:table-cell>
          <table:table-cell office:value-type="float" office:value="2.868174" calcext:value-type="float">
            <text:p>2.868174</text:p>
          </table:table-cell>
          <table:table-cell office:value-type="float" office:value="0.51084" calcext:value-type="float">
            <text:p>0.51084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494498" calcext:value-type="float">
            <text:p>5.494498</text:p>
          </table:table-cell>
          <table:table-cell office:value-type="float" office:value="2.865445" calcext:value-type="float">
            <text:p>2.865445</text:p>
          </table:table-cell>
          <table:table-cell office:value-type="float" office:value="0.50957" calcext:value-type="float">
            <text:p>0.50957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745386" calcext:value-type="float">
            <text:p>5.745386</text:p>
          </table:table-cell>
          <table:table-cell office:value-type="float" office:value="2.866521" calcext:value-type="float">
            <text:p>2.866521</text:p>
          </table:table-cell>
          <table:table-cell office:value-type="float" office:value="0.492999" calcext:value-type="float">
            <text:p>0.492999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60653" calcext:value-type="float">
            <text:p>5.60653</text:p>
          </table:table-cell>
          <table:table-cell office:value-type="float" office:value="2.866534" calcext:value-type="float">
            <text:p>2.866534</text:p>
          </table:table-cell>
          <table:table-cell office:value-type="float" office:value="0.498536" calcext:value-type="float">
            <text:p>0.498536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48838" calcext:value-type="float">
            <text:p>5.48838</text:p>
          </table:table-cell>
          <table:table-cell office:value-type="float" office:value="2.89742" calcext:value-type="float">
            <text:p>2.89742</text:p>
          </table:table-cell>
          <table:table-cell office:value-type="float" office:value="0.501516" calcext:value-type="float">
            <text:p>0.501516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778787" calcext:value-type="float">
            <text:p>5.778787</text:p>
          </table:table-cell>
          <table:table-cell office:value-type="float" office:value="2.902657" calcext:value-type="float">
            <text:p>2.902657</text:p>
          </table:table-cell>
          <table:table-cell office:value-type="float" office:value="0.511625" calcext:value-type="float">
            <text:p>0.511625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657395" calcext:value-type="float">
            <text:p>5.657395</text:p>
          </table:table-cell>
          <table:table-cell office:value-type="float" office:value="2.893057" calcext:value-type="float">
            <text:p>2.893057</text:p>
          </table:table-cell>
          <table:table-cell office:value-type="float" office:value="0.516002" calcext:value-type="float">
            <text:p>0.516002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633203" calcext:value-type="float">
            <text:p>5.633203</text:p>
          </table:table-cell>
          <table:table-cell office:value-type="float" office:value="2.899215" calcext:value-type="float">
            <text:p>2.899215</text:p>
          </table:table-cell>
          <table:table-cell office:value-type="float" office:value="0.515714" calcext:value-type="float">
            <text:p>0.515714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535522" calcext:value-type="float">
            <text:p>5.535522</text:p>
          </table:table-cell>
          <table:table-cell office:value-type="float" office:value="2.872292" calcext:value-type="float">
            <text:p>2.872292</text:p>
          </table:table-cell>
          <table:table-cell office:value-type="float" office:value="0.511308" calcext:value-type="float">
            <text:p>0.511308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412031" calcext:value-type="float">
            <text:p>5.412031</text:p>
          </table:table-cell>
          <table:table-cell office:value-type="float" office:value="2.866496" calcext:value-type="float">
            <text:p>2.866496</text:p>
          </table:table-cell>
          <table:table-cell office:value-type="float" office:value="0.500749" calcext:value-type="float">
            <text:p>0.50074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086346" calcext:value-type="float">
            <text:p>9.086346</text:p>
          </table:table-cell>
          <table:table-cell office:value-type="float" office:value="4.099453" calcext:value-type="float">
            <text:p>4.099453</text:p>
          </table:table-cell>
          <table:table-cell office:value-type="float" office:value="0.697803" calcext:value-type="float">
            <text:p>0.69780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223721" calcext:value-type="float">
            <text:p>9.223721</text:p>
          </table:table-cell>
          <table:table-cell office:value-type="float" office:value="3.937329" calcext:value-type="float">
            <text:p>3.937329</text:p>
          </table:table-cell>
          <table:table-cell office:value-type="float" office:value="0.700527" calcext:value-type="float">
            <text:p>0.70052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267387" calcext:value-type="float">
            <text:p>9.267387</text:p>
          </table:table-cell>
          <table:table-cell office:value-type="float" office:value="3.949814" calcext:value-type="float">
            <text:p>3.949814</text:p>
          </table:table-cell>
          <table:table-cell office:value-type="float" office:value="0.768873" calcext:value-type="float">
            <text:p>0.768873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808929" calcext:value-type="float">
            <text:p>9.808929</text:p>
          </table:table-cell>
          <table:table-cell office:value-type="float" office:value="3.941943" calcext:value-type="float">
            <text:p>3.941943</text:p>
          </table:table-cell>
          <table:table-cell office:value-type="float" office:value="0.710788" calcext:value-type="float">
            <text:p>0.71078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385238" calcext:value-type="float">
            <text:p>9.385238</text:p>
          </table:table-cell>
          <table:table-cell office:value-type="float" office:value="3.935024" calcext:value-type="float">
            <text:p>3.935024</text:p>
          </table:table-cell>
          <table:table-cell office:value-type="float" office:value="0.707574" calcext:value-type="float">
            <text:p>0.70757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362807" calcext:value-type="float">
            <text:p>9.362807</text:p>
          </table:table-cell>
          <table:table-cell office:value-type="float" office:value="3.965004" calcext:value-type="float">
            <text:p>3.965004</text:p>
          </table:table-cell>
          <table:table-cell office:value-type="float" office:value="0.698328" calcext:value-type="float">
            <text:p>0.69832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916453" calcext:value-type="float">
            <text:p>8.916453</text:p>
          </table:table-cell>
          <table:table-cell office:value-type="float" office:value="3.926691" calcext:value-type="float">
            <text:p>3.926691</text:p>
          </table:table-cell>
          <table:table-cell office:value-type="float" office:value="0.713002" calcext:value-type="float">
            <text:p>0.71300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000269" calcext:value-type="float">
            <text:p>9.000269</text:p>
          </table:table-cell>
          <table:table-cell office:value-type="float" office:value="3.997321" calcext:value-type="float">
            <text:p>3.997321</text:p>
          </table:table-cell>
          <table:table-cell office:value-type="float" office:value="0.70641" calcext:value-type="float">
            <text:p>0.7064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046046" calcext:value-type="float">
            <text:p>9.046046</text:p>
          </table:table-cell>
          <table:table-cell office:value-type="float" office:value="3.95721" calcext:value-type="float">
            <text:p>3.95721</text:p>
          </table:table-cell>
          <table:table-cell office:value-type="float" office:value="0.716261" calcext:value-type="float">
            <text:p>0.71626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433742" calcext:value-type="float">
            <text:p>9.433742</text:p>
          </table:table-cell>
          <table:table-cell office:value-type="float" office:value="3.94602" calcext:value-type="float">
            <text:p>3.94602</text:p>
          </table:table-cell>
          <table:table-cell office:value-type="float" office:value="0.711937" calcext:value-type="float">
            <text:p>0.7119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1:45:05.455933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1:45:21.807703166</dc:date>
    <meta:editing-duration>PT20M19S</meta:editing-duration>
    <meta:editing-cycles>2</meta:editing-cycles>
    <meta:generator>LibreOffice/6.1.3.2$Linux_X86_64 LibreOffice_project/10$Build-2</meta:generator>
    <meta:document-statistic meta:table-count="1" meta:cell-count="481" meta:object-count="0"/>
  </office:meta>
</office:document-meta>
</file>